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Especificações" style:family="table">
      <style:table-properties style:width="17cm" table:align="margins"/>
    </style:style>
    <style:style style:name="Especificações.A" style:family="table-column">
      <style:table-column-properties style:column-width="17cm" style:rel-column-width="65535*"/>
    </style:style>
    <style:style style:name="Especificações.A1" style:family="table-cell">
      <style:table-cell-properties fo:padding="0.097cm" fo:border="0.05pt solid #000000"/>
    </style:style>
    <style:style style:name="Especificações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fcb41" officeooo:paragraph-rsid="000fcb41"/>
    </style:style>
    <style:style style:name="P2" style:family="paragraph" style:parent-style-name="Table_20_Contents">
      <style:text-properties officeooo:rsid="000fcb41" officeooo:paragraph-rsid="000fcb41"/>
    </style:style>
    <style:style style:name="T1" style:family="text">
      <style:text-properties officeooo:rsid="000fcb4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specificações" table:style-name="Especificações">
        <table:table-column table:style-name="Especificações.A"/>
        <table:table-row>
          <table:table-cell table:style-name="Especificações.A1" office:value-type="string">
            <text:p text:style-name="P1">Item</text:p>
          </table:table-cell>
        </table:table-row>
        <table:table-row>
          <table:table-cell table:style-name="Especificações.A2" office:value-type="string">
            <text:p text:style-name="Table_20_Contents">- <text:span text:style-name="T1">Id:(int);</text:span></text:p>
            <text:p text:style-name="Table_20_Contents">-<text:span text:style-name="T1">Nome:(string);</text:span></text:p>
            <text:p text:style-name="Table_20_Contents">-<text:span text:style-name="T1">Descrição:(string);</text:span></text:p>
            <text:p text:style-name="Table_20_Contents">-<text:span text:style-name="T1">DataValidade:(string);</text:span></text:p>
            <text:p text:style-name="P2">-Preço:(float);</text:p>
            <text:p text:style-name="P2">-qntd:(int);</text:p>
            <text:p text:style-name="P2">-desconto:(float);</text:p>
          </table:table-cell>
        </table:table-row>
        <table:table-row>
          <table:table-cell table:style-name="Especificações.A2" office:value-type="string">
            <text:p text:style-name="P2">+Item();</text:p>
            <text:p text:style-name="P2">+setPreço(float): void;</text:p>
            <text:p text:style-name="P2">+getPreço(): float;</text:p>
            <text:p text:style-name="P2">+setDesconto(float):void;</text:p>
            <text:p text:style-name="P2">+getDesconto():float;</text:p>
            <text:p text:style-name="P2">+setQuantidade(int):void;</text:p>
            <text:p text:style-name="P2">+getQuantidade():int;</text:p>
            <text:p text:style-name="P2">+calculaPrecoTotal():float;</text:p>
            <text:p text:style-name="P2">+verificaValidade():bool;</text:p>
            <text:p text:style-name="P2">+displayInfo():void;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0T17:07:18.507745129</meta:creation-date>
    <dc:date>2016-03-10T17:17:41.993785866</dc:date>
    <meta:editing-duration>P0D</meta:editing-duration>
    <meta:editing-cycles>1</meta:editing-cycles>
    <meta:document-statistic meta:table-count="1" meta:image-count="0" meta:object-count="0" meta:page-count="1" meta:paragraph-count="18" meta:word-count="21" meta:character-count="332" meta:non-whitespace-character-count="329"/>
    <meta:generator>LibreOffice/4.2.8.2$Linux_X86_64 LibreOffice_project/420m0$Build-2</meta:generator>
  </office:meta>
</office:document-meta>
</file>